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-UI" svg:font-family="Segoe-U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fbe9"/>
    </style:style>
    <style:style style:name="T3" style:family="text">
      <style:text-properties fo:language="en" fo:country="US" officeooo:rsid="0015fe73"/>
    </style:style>
    <style:style style:name="T4" style:family="text">
      <style:text-properties fo:language="en" fo:country="US" officeooo:rsid="0017316c"/>
    </style:style>
    <style:style style:name="T5" style:family="text">
      <style:text-properties officeooo:rsid="0015fe73"/>
    </style:style>
    <style:style style:name="T6" style:family="text">
      <style:text-properties officeooo:rsid="00173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is paper present the conception and the creation of a contraption that involve neural networks and embedded systems. To apply this concept, a micro-controller will be used, and its job will consist to evaluate a power supply curve aspect to find out some abnormality, in order to detect hardware problems. The project conception is challenging; neural networks needs huge hardware capacities, contrary to the lack of components the micro-controllers delivers.</text:span></text:p>
      <text:p text:style-name="P2"><text:span text:style-name="T1"/></text:p>
      <text:p text:style-name="P2"><text:span text:style-name="T1">To attack this project, a neural network must be developed on a computer. The neural network has to be trained to recognize non-conform curve aspects, so a large bank is required. To create the former, an oscilloscope will be used to gather a decent number of curves from three various micro-controllers. In addition, the gathered curves must be fitted for the neural network. This process will be done with C programming language while the neural network will be generated using the Python library, TensorFlow. The neural network will next be ported on a micro-controller by using STM32CubeMx with the X-Cube-IA extension. The micro-controller will eventually fetch power supply information using its ADC pins and calculate the controller's signature based on what is read. The time for the micro-controller to complete these calculations must be quasi instant, as the client from CARI electronic mentioned. The calculation outputs will be displayed on LEDs.</text:span></text:p>
      <text:p text:style-name="P2"><text:span text:style-name="T1"/></text:p>
      <text:p text:style-name="P2"><text:span text:style-name="T1">For this project, the goal has moved on the recognition of three different engines since it is unaffordable to make non-working micro-controllers to generate error banks. Currently, all the neural network and micro-controller program involving LEDs are done and ported on the micro-controller. Documentation remains undone, and a user-friendly little application to recreate the neural network will be done in a couple of day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-UI" svg:font-family="Segoe-U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16:50:21.973000000</meta:creation-date>
    <dc:date>2020-02-01T19:18:49.264000000</dc:date>
    <meta:editing-duration>PT6M35S</meta:editing-duration>
    <meta:editing-cycles>1</meta:editing-cycles>
    <meta:document-statistic meta:table-count="0" meta:image-count="0" meta:object-count="0" meta:page-count="1" meta:paragraph-count="3" meta:word-count="285" meta:character-count="1847" meta:non-whitespace-character-count="1565"/>
    <meta:generator>LibreOffice/6.3.4.2$Windows_X86_64 LibreOffice_project/60da17e045e08f1793c57c00ba83cdfce946d0aa</meta:generator>
  </office:meta>
</office:document-meta>
</file>